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32.81mm"/>
    </style:style>
    <style:style style:name="co5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Meta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kipRows 1</text:p>
          </table:table-cell>
          <table:table-cell office:value-type="string" calcext:value-type="string">
            <text:p>HeaderRows 2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number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data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some rubbi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headin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ead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data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3">
        <table:table-column table:style-name="co1" table:default-cell-style-name="ce1"/>
        <table:table-column table:style-name="co5" table:default-cell-style-name="ce1"/>
        <table:table-column table:style-name="co4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headerRows 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headin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ther data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0:26:54.147868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" style:display-name="PageStyle_Me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4:21:27</meta:creation-date>
    <dc:language>en-GB</dc:language>
    <dc:date>2020-02-07T10:27:22.299138097</dc:date>
    <meta:editing-cycles>9</meta:editing-cycles>
    <meta:editing-duration>PT18M28S</meta:editing-duration>
    <meta:generator>LibreOffice/6.0.7.3$Linux_X86_64 LibreOffice_project/00m0$Build-3</meta:generator>
    <meta:document-statistic meta:table-count="3" meta:cell-count="25" meta:object-count="0"/>
  </office:meta>
</office:document-meta>
</file>